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33"/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liczba wachnięć</text:p>
          </table:table-cell>
          <table:table-cell office:value-type="string" calcext:value-type="string">
            <text:p>dystans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okres</text:p>
          </table:table-cell>
          <table:table-cell/>
          <table:table-cell office:value-type="string" calcext:value-type="string">
            <text:p>liczba wachnięć</text:p>
          </table:table-cell>
          <table:table-cell office:value-type="string" calcext:value-type="string">
            <text:p>dystans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okres</text:p>
          </table:table-cell>
          <table:table-cell table:number-columns-repeated="2"/>
          <table:table-cell office:value-type="string" calcext:value-type="string">
            <text:p>dystans</text:p>
          </table:table-cell>
          <table:table-cell office:value-type="string" calcext:value-type="string">
            <text:p>okres1</text:p>
          </table:table-cell>
          <table:table-cell office:value-type="string" calcext:value-type="string">
            <text:p>okre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8.947" calcext:value-type="float">
            <text:p>18.947</text:p>
          </table:table-cell>
          <table:table-cell table:formula="of:=[.C2]/[.A2]" office:value-type="float" office:value="1.8947" calcext:value-type="float">
            <text:p>1.89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9.332" calcext:value-type="float">
            <text:p>19.332</text:p>
          </table:table-cell>
          <table:table-cell table:formula="of:=[.H2]/[.F2]" office:value-type="float" office:value="1.9332" calcext:value-type="float">
            <text:p>1.93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2]" office:value-type="float" office:value="1.8947" calcext:value-type="float">
            <text:p>1.8947</text:p>
          </table:table-cell>
          <table:table-cell table:formula="of:=[.I2]" office:value-type="float" office:value="1.9332" calcext:value-type="float">
            <text:p>1.9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8.655" calcext:value-type="float">
            <text:p>18.655</text:p>
          </table:table-cell>
          <table:table-cell table:formula="of:=[.C3]/[.A3]" office:value-type="float" office:value="1.8655" calcext:value-type="float">
            <text:p>1.86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8.475" calcext:value-type="float">
            <text:p>18.475</text:p>
          </table:table-cell>
          <table:table-cell table:formula="of:=[.H3]/[.F3]" office:value-type="float" office:value="1.8475" calcext:value-type="float">
            <text:p>1.847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D3]" office:value-type="float" office:value="1.8655" calcext:value-type="float">
            <text:p>1.8655</text:p>
          </table:table-cell>
          <table:table-cell table:formula="of:=[.I3]" office:value-type="float" office:value="1.8475" calcext:value-type="float">
            <text:p>1.84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.499" calcext:value-type="float">
            <text:p>18.499</text:p>
          </table:table-cell>
          <table:table-cell table:formula="of:=[.C4]/[.A4]" office:value-type="float" office:value="1.8499" calcext:value-type="float">
            <text:p>1.84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.15" calcext:value-type="float">
            <text:p>18.15</text:p>
          </table:table-cell>
          <table:table-cell table:formula="of:=[.H4]/[.F4]" office:value-type="float" office:value="1.815" calcext:value-type="float">
            <text:p>1.8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4]" office:value-type="float" office:value="1.8499" calcext:value-type="float">
            <text:p>1.8499</text:p>
          </table:table-cell>
          <table:table-cell table:formula="of:=[.I4]"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8.378" calcext:value-type="float">
            <text:p>18.378</text:p>
          </table:table-cell>
          <table:table-cell table:formula="of:=[.C5]/[.A5]" office:value-type="float" office:value="1.8378" calcext:value-type="float">
            <text:p>1.83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7.822" calcext:value-type="float">
            <text:p>17.822</text:p>
          </table:table-cell>
          <table:table-cell table:formula="of:=[.H5]/[.F5]" office:value-type="float" office:value="1.7822" calcext:value-type="float">
            <text:p>1.782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5]" office:value-type="float" office:value="1.8378" calcext:value-type="float">
            <text:p>1.8378</text:p>
          </table:table-cell>
          <table:table-cell table:formula="of:=[.I5]" office:value-type="float" office:value="1.7822" calcext:value-type="float">
            <text:p>1.7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.286" calcext:value-type="float">
            <text:p>18.286</text:p>
          </table:table-cell>
          <table:table-cell table:formula="of:=[.C6]/[.A6]" office:value-type="float" office:value="1.8286" calcext:value-type="float">
            <text:p>1.82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7.505" calcext:value-type="float">
            <text:p>17.505</text:p>
          </table:table-cell>
          <table:table-cell table:formula="of:=[.H6]/[.F6]" office:value-type="float" office:value="1.7505" calcext:value-type="float">
            <text:p>1.750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6]" office:value-type="float" office:value="1.8286" calcext:value-type="float">
            <text:p>1.8286</text:p>
          </table:table-cell>
          <table:table-cell table:formula="of:=[.I6]" office:value-type="float" office:value="1.7505" calcext:value-type="float">
            <text:p>1.7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8.236" calcext:value-type="float">
            <text:p>18.236</text:p>
          </table:table-cell>
          <table:table-cell table:formula="of:=[.C7]/[.A7]" office:value-type="float" office:value="1.8236" calcext:value-type="float">
            <text:p>1.82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7.25" calcext:value-type="float">
            <text:p>17.25</text:p>
          </table:table-cell>
          <table:table-cell table:formula="of:=[.H7]/[.F7]" office:value-type="float" office:value="1.725" calcext:value-type="float">
            <text:p>1.72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D7]" office:value-type="float" office:value="1.8236" calcext:value-type="float">
            <text:p>1.8236</text:p>
          </table:table-cell>
          <table:table-cell table:formula="of:=[.I7]" office:value-type="float" office:value="1.725" calcext:value-type="float">
            <text:p>1.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8.213" calcext:value-type="float">
            <text:p>18.213</text:p>
          </table:table-cell>
          <table:table-cell table:formula="of:=[.C8]/[.A8]" office:value-type="float" office:value="1.8213" calcext:value-type="float">
            <text:p>1.82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7.023" calcext:value-type="float">
            <text:p>17.023</text:p>
          </table:table-cell>
          <table:table-cell table:formula="of:=[.H8]/[.F8]" office:value-type="float" office:value="1.7023" calcext:value-type="float">
            <text:p>1.702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8]" office:value-type="float" office:value="1.8213" calcext:value-type="float">
            <text:p>1.8213</text:p>
          </table:table-cell>
          <table:table-cell table:formula="of:=[.I8]" office:value-type="float" office:value="1.7023" calcext:value-type="float">
            <text:p>1.7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8.247" calcext:value-type="float">
            <text:p>18.247</text:p>
          </table:table-cell>
          <table:table-cell table:formula="of:=[.C9]/[.A9]" office:value-type="float" office:value="1.8247" calcext:value-type="float">
            <text:p>1.82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6.853" calcext:value-type="float">
            <text:p>16.853</text:p>
          </table:table-cell>
          <table:table-cell table:formula="of:=[.H9]/[.F9]" office:value-type="float" office:value="1.6853" calcext:value-type="float">
            <text:p>1.685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D9]" office:value-type="float" office:value="1.8247" calcext:value-type="float">
            <text:p>1.8247</text:p>
          </table:table-cell>
          <table:table-cell table:formula="of:=[.I9]" office:value-type="float" office:value="1.6853" calcext:value-type="float">
            <text:p>1.68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8.279" calcext:value-type="float">
            <text:p>18.279</text:p>
          </table:table-cell>
          <table:table-cell table:formula="of:=[.C10]/[.A10]" office:value-type="float" office:value="1.8279" calcext:value-type="float">
            <text:p>1.8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6.779" calcext:value-type="float">
            <text:p>16.779</text:p>
          </table:table-cell>
          <table:table-cell table:formula="of:=[.H10]/[.F10]" office:value-type="float" office:value="1.6779" calcext:value-type="float">
            <text:p>1.677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D10]" office:value-type="float" office:value="1.8279" calcext:value-type="float">
            <text:p>1.8279</text:p>
          </table:table-cell>
          <table:table-cell table:formula="of:=[.I10]" office:value-type="float" office:value="1.6779" calcext:value-type="float">
            <text:p>1.67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8.359" calcext:value-type="float">
            <text:p>18.359</text:p>
          </table:table-cell>
          <table:table-cell table:formula="of:=[.C11]/[.A11]" office:value-type="float" office:value="1.8359" calcext:value-type="float">
            <text:p>1.83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6.77" calcext:value-type="float">
            <text:p>16.77</text:p>
          </table:table-cell>
          <table:table-cell table:formula="of:=[.H11]/[.F11]" office:value-type="float" office:value="1.677" calcext:value-type="float">
            <text:p>1.67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D11]" office:value-type="float" office:value="1.8359" calcext:value-type="float">
            <text:p>1.8359</text:p>
          </table:table-cell>
          <table:table-cell table:formula="of:=[.I11]" office:value-type="float" office:value="1.677" calcext:value-type="float">
            <text:p>1.6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8.439" calcext:value-type="float">
            <text:p>18.439</text:p>
          </table:table-cell>
          <table:table-cell table:formula="of:=[.C12]/[.A12]" office:value-type="float" office:value="1.8439" calcext:value-type="float">
            <text:p>1.84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6.926" calcext:value-type="float">
            <text:p>16.926</text:p>
          </table:table-cell>
          <table:table-cell table:formula="of:=[.H12]/[.F12]" office:value-type="float" office:value="1.6926" calcext:value-type="float">
            <text:p>1.692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D12]" office:value-type="float" office:value="1.8439" calcext:value-type="float">
            <text:p>1.8439</text:p>
          </table:table-cell>
          <table:table-cell table:formula="of:=[.I12]" office:value-type="float" office:value="1.6926" calcext:value-type="float">
            <text:p>1.6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8.555" calcext:value-type="float">
            <text:p>18.555</text:p>
          </table:table-cell>
          <table:table-cell table:formula="of:=[.C13]/[.A13]" office:value-type="float" office:value="1.8555" calcext:value-type="float">
            <text:p>1.85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7.26" calcext:value-type="float">
            <text:p>17.26</text:p>
          </table:table-cell>
          <table:table-cell table:formula="of:=[.H13]/[.F13]" office:value-type="float" office:value="1.726" calcext:value-type="float">
            <text:p>1.72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D13]" office:value-type="float" office:value="1.8555" calcext:value-type="float">
            <text:p>1.8555</text:p>
          </table:table-cell>
          <table:table-cell table:formula="of:=[.I13]" office:value-type="float" office:value="1.726" calcext:value-type="float">
            <text:p>1.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8.698" calcext:value-type="float">
            <text:p>18.698</text:p>
          </table:table-cell>
          <table:table-cell table:formula="of:=[.C14]/[.A14]" office:value-type="float" office:value="1.8698" calcext:value-type="float">
            <text:p>1.86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.826" calcext:value-type="float">
            <text:p>17.826</text:p>
          </table:table-cell>
          <table:table-cell table:formula="of:=[.H14]/[.F14]" office:value-type="float" office:value="1.7826" calcext:value-type="float">
            <text:p>1.782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D14]" office:value-type="float" office:value="1.8698" calcext:value-type="float">
            <text:p>1.8698</text:p>
          </table:table-cell>
          <table:table-cell table:formula="of:=[.I14]" office:value-type="float" office:value="1.7826" calcext:value-type="float">
            <text:p>1.78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8.852" calcext:value-type="float">
            <text:p>18.852</text:p>
          </table:table-cell>
          <table:table-cell table:formula="of:=[.C15]/[.A15]" office:value-type="float" office:value="1.8852" calcext:value-type="float">
            <text:p>1.88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8.729" calcext:value-type="float">
            <text:p>18.729</text:p>
          </table:table-cell>
          <table:table-cell table:formula="of:=[.H15]/[.F15]" office:value-type="float" office:value="1.8729" calcext:value-type="float">
            <text:p>1.872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D15]" office:value-type="float" office:value="1.8852" calcext:value-type="float">
            <text:p>1.8852</text:p>
          </table:table-cell>
          <table:table-cell table:formula="of:=[.I15]" office:value-type="float" office:value="1.8729" calcext:value-type="float">
            <text:p>1.8729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3" calcext:value-type="float">
            <text:p>0.003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iczba wahnięć</text:p>
          </table:table-cell>
          <table:table-cell office:value-type="string" calcext:value-type="string">
            <text:p>długość</text:p>
          </table:table-cell>
          <table:table-cell office:value-type="string" calcext:value-type="string">
            <text:p>czas_agv</text:p>
          </table:table-cell>
          <table:table-cell office:value-type="string" calcext:value-type="string">
            <text:p>czas_stde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lta g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" table:formula="of:=AVERAGE([.C31:.C33])" office:value-type="float" office:value="0.704966666666667" calcext:value-type="float">
            <text:p>0.70</text:p>
          </table:table-cell>
          <table:table-cell table:style-name="ce3" table:formula="of:=STDEV([.C31:.C33])" office:value-type="float" office:value="0.00263502055652956" calcext:value-type="float">
            <text:p>0.003</text:p>
          </table:table-cell>
          <table:table-cell table:formula="of:=(4*(PI()^2)*[.B24])/(([.C24]^2)*100)" office:value-type="float" office:value="9.53243423638732" calcext:value-type="float">
            <text:p>9.53243423638732</text:p>
          </table:table-cell>
          <table:table-cell table:formula="of:=[.E24]*(([.$B$20]/[.B24])+2*([.$C$20]/[.C24]))" office:value-type="float" office:value="0.240004839801991" calcext:value-type="float">
            <text:p>0.24000483980199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.C35:.C37])" office:value-type="float" office:value="0.9838" calcext:value-type="float">
            <text:p>0.98</text:p>
          </table:table-cell>
          <table:table-cell table:formula="of:=STDEV([.C35:.C37])" office:value-type="float" office:value="0.000199999999999978" calcext:value-type="float">
            <text:p>0.000199999999999978</text:p>
          </table:table-cell>
          <table:table-cell table:formula="of:=(4*PI()^2*[.B25])/([.C25]^2)/100" office:value-type="float" office:value="9.78942857318214" calcext:value-type="float">
            <text:p>9.78942857318214</text:p>
          </table:table-cell>
          <table:table-cell table:formula="of:=[.E25]*(([.$B$20]/[.B25])+2*([.$C$20]/[.C25]))" office:value-type="float" office:value="0.14128234399766" calcext:value-type="float">
            <text:p>0.141282343997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style-name="ce2" table:formula="of:=AVERAGE([.C39:.C41])" office:value-type="float" office:value="1.20043333333333" calcext:value-type="float">
            <text:p>1.2</text:p>
          </table:table-cell>
          <table:table-cell table:style-name="ce3" table:formula="of:=STDEV([.C39:.C41])" office:value-type="float" office:value="0.000503322295684779" calcext:value-type="float">
            <text:p>0.001</text:p>
          </table:table-cell>
          <table:table-cell table:formula="of:=4*PI()^2*[.B26]/([.C26]^2)/100" office:value-type="float" office:value="9.86248021263397" calcext:value-type="float">
            <text:p>9.86248021263397</text:p>
          </table:table-cell>
          <table:table-cell table:formula="of:=[.E26]*(([.$B$20]/[.B26])+2*([.$C$20]/[.C26]))" office:value-type="float" office:value="0.104086156972162" calcext:value-type="float">
            <text:p>0.104086156972162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table:style-name="ce1" table:formula="of:=[.C24]" office:value-type="float" office:value="0.704966666666667" calcext:value-type="float">
            <text:p>0.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79" calcext:value-type="float">
            <text:p>7.079</text:p>
          </table:table-cell>
          <table:table-cell table:formula="of:=[.B31]/10" office:value-type="float" office:value="0.7079" calcext:value-type="float">
            <text:p>0.7079</text:p>
          </table:table-cell>
          <table:table-cell/>
          <table:table-cell table:formula="of:=AVERAGE([.C31:.C33])" office:value-type="float" office:value="0.704966666666667" calcext:value-type="float">
            <text:p>0.7049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028" calcext:value-type="float">
            <text:p>7.028</text:p>
          </table:table-cell>
          <table:table-cell table:formula="of:=[.B32]/10" office:value-type="float" office:value="0.7028" calcext:value-type="float">
            <text:p>0.70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042" calcext:value-type="float">
            <text:p>7.042</text:p>
          </table:table-cell>
          <table:table-cell table:formula="of:=[.B33]/10" office:value-type="float" office:value="0.7042" calcext:value-type="float">
            <text:p>0.704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B34]/1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84" calcext:value-type="float">
            <text:p>9.84</text:p>
          </table:table-cell>
          <table:table-cell table:formula="of:=[.B35]/10" office:value-type="float" office:value="0.984" calcext:value-type="float">
            <text:p>0.9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838" calcext:value-type="float">
            <text:p>9.838</text:p>
          </table:table-cell>
          <table:table-cell table:formula="of:=[.B36]/10" office:value-type="float" office:value="0.9838" calcext:value-type="float">
            <text:p>0.98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836" calcext:value-type="float">
            <text:p>9.836</text:p>
          </table:table-cell>
          <table:table-cell table:formula="of:=[.B37]/10" office:value-type="float" office:value="0.9836" calcext:value-type="float">
            <text:p>0.983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B38]/1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005" calcext:value-type="float">
            <text:p>12.005</text:p>
          </table:table-cell>
          <table:table-cell table:formula="of:=[.B39]/10" office:value-type="float" office:value="1.2005" calcext:value-type="float">
            <text:p>1.20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009" calcext:value-type="float">
            <text:p>12.009</text:p>
          </table:table-cell>
          <table:table-cell table:formula="of:=[.B40]/10" office:value-type="float" office:value="1.2009" calcext:value-type="float">
            <text:p>1.20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.999" calcext:value-type="float">
            <text:p>11.999</text:p>
          </table:table-cell>
          <table:table-cell table:formula="of:=[.B41]/10" office:value-type="float" office:value="1.1999" calcext:value-type="float">
            <text:p>1.199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2:42:08.316611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2:37:53.517015001</meta:creation-date>
    <dc:date>2024-11-11T18:22:20.565147061</dc:date>
    <meta:editing-duration>PT1H29M38S</meta:editing-duration>
    <meta:editing-cycles>3</meta:editing-cycles>
    <meta:generator>LibreOffice/24.8.2.1$Linux_X86_64 LibreOffice_project/0f794b6e29741098670a3b95d60478a65d05ef13</meta:generator>
    <meta:document-statistic meta:table-count="1" meta:cell-count="213" meta:object-count="0"/>
  </office:meta>
</office:document-meta>
</file>